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69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9bd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li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com/Elegoo-EL-CB-003-ATmega2560-ATMEGA16U2-Arduino/dp/B01H4ZLZLQ/ref=sr_1_4?crid=3S4GXSF9SYUKX&amp;keywords=arduino+mega+2560&amp;qid=1561014415&amp;s=gateway&amp;sprefix=Arduino+mega+%2Caps%2C214&amp;sr=8-4" xlink:type="simple">ELEGOO MEGA 2560 R3 Board ATmega2560 ATMEGA16U2 + USB Cable for Arduino Projects RoHS Compliant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com/MCIGICM-Breadboard-Jumper-Prototype-Dupont/dp/B07PLZC26F/ref=sr_1_1_sspa?keywords=jumper+wire&amp;qid=1561014454&amp;s=gateway&amp;sr=8-1-spons&amp;psc=1" xlink:type="simple">MCIGICM 3Pcs x 40Pin Breadboard Jumper Wires, Dupont Wire with 40 Pin M/F, 40 Pin M/M, 40 Pin F/F (8 inch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magnets</text:p>
          </table:table-cell>
          <table:table-cell office:value-type="string" calcext:value-type="string">
            <text:p><text:a xlink:href="https://www.amazon.com/Refrigerator-Magnets-Nagnets-Fridge-Whiteboard/dp/B07MX57ZGK/ref=sr_1_4?keywords=magnet+6mm+x+3mm&amp;qid=1561014520&amp;s=gateway&amp;sr=8-4" xlink:type="simple">150 PCS 6x3mm Refrigerator Magnets Small Magnets Round Nagnets Fridge Magnets Little Magnets Fridge Magnets,Silver Magnets,Whiteboard Magnets,Mini Magnets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ush button</text:p>
          </table:table-cell>
          <table:table-cell office:value-type="string" calcext:value-type="string">
            <text:p><text:a xlink:href="https://www.amazon.com/URTONE-Momentary-Aluminum-Suitable-Mounting/dp/B01G821G6A/ref=sr_1_12?keywords=push+button&amp;qid=1561014546&amp;s=gateway&amp;sr=8-12" xlink:type="simple">Momentary Push Button Switch, URTONE UR125, 1NO SPST DC/AC 36V 2A Aluminum Alloy Metal Shell Suitable for 12mm 1/2" Mounting Hole (Black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reen led</text:p>
          </table:table-cell>
          <table:table-cell office:value-type="string" calcext:value-type="string">
            <text:p><text:a xlink:href="https://www.amazon.com/100pcs-Ultra-Bright-Emitting-Diffused/dp/B01GE4WGTS/ref=sr_1_4?keywords=green+led&amp;qid=1561014862&amp;s=gateway&amp;sr=8-4" xlink:type="simple">100pcs Ultra Bright 5mm LED Light Emitting Diode Diffused Green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ue led</text:p>
          </table:table-cell>
          <table:table-cell office:value-type="string" calcext:value-type="string">
            <text:p><text:a xlink:href="https://www.amazon.com/100pcs-Ultra-Bright-Emitting-Diffused/dp/B01GE4WEGI/ref=sr_1_4?keywords=green%2Bled&amp;qid=1561014862&amp;s=gateway&amp;sr=8-4&amp;th=1" xlink:type="simple">100pcs Ultra Bright 5mm LED Light Emitting Diode Diffused Blu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sistor 220 Ohms</text:p>
          </table:table-cell>
          <table:table-cell office:value-type="string" calcext:value-type="string">
            <text:p><text:a xlink:href="https://www.amazon.com/EDGELEC-Resistor-Tolerance-Resistance-Optional/dp/B07QK9ZBVZ/ref=sr_1_1_sspa?crid=1VIUL2GOACL2K&amp;keywords=resistor+220+ohm&amp;qid=1561014921&amp;s=gateway&amp;sprefix=resistor+220%2Caps%2C210&amp;sr=8-1-spons&amp;psc=1" xlink:type="simple">EDGELEC 100pcs 220 ohm Resistor 1/2w (0.5Watt) ±1% Tolerance Metal Film Fixed Resistor, 131 Values of Resistance Optional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sistor 10k Ohms</text:p>
          </table:table-cell>
          <table:table-cell office:value-type="string" calcext:value-type="string">
            <text:p><text:a xlink:href="https://www.amazon.com/EDGELEC-Resistor-Tolerance-Resistance-Optional/dp/B07QJB31M7/ref=sr_1_1_sspa?crid=1VIUL2GOACL2K&amp;keywords=resistor%2B220%2Bohm&amp;qid=1561014921&amp;s=gateway&amp;sprefix=resistor%2B220%2Caps%2C210&amp;sr=8-1-spons&amp;th=1" xlink:type="simple">EDGELEC 100pcs 10K ohm Resistor 1/2w (0.5Watt) ±1% Tolerance Metal Film Fixed Resistor, 131 Values of Resistance Optiona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rew M5 25 mm</text:p>
          </table:table-cell>
          <table:table-cell office:value-type="string" calcext:value-type="string">
            <text:p><text:a xlink:href="https://www.amazon.com/uxcell-M5x25mm-Phillips-Stainless-Fasteners/dp/B07MFY9CZM/ref=sr_1_1_sspa?crid=3SKL3MP6H9RNY&amp;keywords=screw+m5x25mm&amp;qid=1561014999&amp;s=gateway&amp;sprefix=screw+M5%2Caps%2C210&amp;sr=8-1-spons&amp;psc=1" xlink:type="simple">uxcell M5x25mm Machine Screws Phillips Cross Pan Head Screw 304 Stainless Steel Fasteners Bolts 30Pcs</text:a>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34:11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17:35.300000000</meta:creation-date>
    <dc:date>2019-06-20T09:17:05.351000000</dc:date>
    <meta:editing-duration>PT20M7S</meta:editing-duration>
    <meta:editing-cycles>5</meta:editing-cycles>
    <meta:generator>LibreOffice/6.1.0.3$Windows_X86_64 LibreOffice_project/efb621ed25068d70781dc026f7e9c5187a4decd1</meta:generator>
    <meta:document-statistic meta:table-count="1" meta:cell-count="30" meta:object-count="0"/>
  </office:meta>
</office:document-meta>
</file>